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4ad3a9" officeooo:paragraph-rsid="0011b69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4ad3a9" officeooo:paragraph-rsid="0011b69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75590e" officeooo:paragraph-rsid="0078743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75590e" officeooo:paragraph-rsid="0078743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771359" officeooo:paragraph-rsid="0077135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9e77b4" officeooo:paragraph-rsid="009e77b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75590e" officeooo:paragraph-rsid="0078743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818b52" officeooo:paragraph-rsid="0078743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84ab01" officeooo:paragraph-rsid="0084ab0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787434" officeooo:paragraph-rsid="0078743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787434" officeooo:paragraph-rsid="0078743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88d03a" officeooo:paragraph-rsid="0088d03a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88d03a" officeooo:paragraph-rsid="0088d03a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officeooo:paragraph-rsid="0083a511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98eb7f" officeooo:paragraph-rsid="0098eb7f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66f18" style:font-weight-asian="normal" style:font-weight-complex="normal"/>
    </style:style>
    <style:style style:name="T3" style:family="text">
      <style:text-properties fo:font-weight="normal" officeooo:rsid="007b6242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cf9af" style:font-weight-asian="bold" style:font-weight-complex="bold"/>
    </style:style>
    <style:style style:name="T6" style:family="text">
      <style:text-properties fo:font-weight="bold" officeooo:rsid="004ad3a9" style:font-weight-asian="bold" style:font-weight-complex="bold"/>
    </style:style>
    <style:style style:name="T7" style:family="text">
      <style:text-properties officeooo:rsid="007dbb84"/>
    </style:style>
    <style:style style:name="T8" style:family="text">
      <style:text-properties officeooo:rsid="007f4bff"/>
    </style:style>
    <style:style style:name="T9" style:family="text">
      <style:text-properties style:font-name="Liberation Mono" fo:font-size="11pt" fo:font-style="normal" fo:font-weight="normal" style:font-size-asian="11pt" style:font-style-asian="normal" style:font-weight-asian="normal" style:font-weight-complex="normal"/>
    </style:style>
    <style:style style:name="T10" style:family="text">
      <style:text-properties officeooo:rsid="0084ab01"/>
    </style:style>
    <style:style style:name="T11" style:family="text">
      <style:text-properties officeooo:rsid="00870b84"/>
    </style:style>
    <style:style style:name="T12" style:family="text">
      <style:text-properties fo:font-style="normal" style:font-style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 1. </text:p>
      <text:p text:style-name="P7"/>
      <text:p text:style-name="P4"><text:span text:style-name="T1">Generate a set of </text:span><text:span text:style-name="T3">linear</text:span><text:span text:style-name="T1"> </text:span><text:span text:style-name="T3">independent</text:span><text:span text:style-name="T1"> vectors from which vectors can be chosen independently and make a basis. </text:span><text:span text:style-name="T2">Those vectors must be linear independent, otherwise </text:span><text:span text:style-name="T3">they</text:span><text:span text:style-name="T2"> will not make a basis.</text:span></text:p>
      <text:p text:style-name="P2"/>
      <text:p text:style-name="P5">Solution 1. </text:p>
      <text:p text:style-name="P5"/>
      <text:p text:style-name="P10">To produce a set of <text:span text:style-name="T10">linear</text:span> independent vectors from <text:span text:style-name="T4">a </text:span><text:span text:style-name="T5">source </text:span><text:span text:style-name="T4">vector</text:span> we should apply rotation to the <text:span text:style-name="T7">source</text:span> vector. <text:span text:style-name="T8">Let </text:span><text:span text:style-name="T8"><draw:frame draw:style-name="fr1" draw:name="Object1" text:anchor-type="as-char" svg:y="-0.1484in" svg:width="0.1634in" svg:height="0.1846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8">denotes a source vector. And </text:span><text:span text:style-name="T8"><draw:frame draw:style-name="fr1" draw:name="Object2" text:anchor-type="as-char" svg:y="-0.1484in" svg:width="0.1957in" svg:height="0.184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8"> is a rotation matrix. </text:span></text:p>
      <text:p text:style-name="P11"/>
      <text:p text:style-name="P8">Rotation matrix can be determined as follow:</text:p>
      <text:p text:style-name="P14"><text:span text:style-name="T6"><draw:frame draw:style-name="fr1" draw:name="Object3" text:anchor-type="as-char" svg:y="-0.1484in" svg:width="1.3453in" svg:height="0.2098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, </text:span><text:span text:style-name="T9"><text:s/></text:span></text:p>
      <text:p text:style-name="P9">Where <draw:frame draw:style-name="fr1" draw:name="Object4" text:anchor-type="as-char" svg:y="-0.1484in" svg:width="1.0756in" svg:height="0.2098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are rotation matrices <text:span text:style-name="T11">per each dimension</text:span>.</text:p>
      <text:p text:style-name="P12">For <draw:frame draw:style-name="fr1" draw:name="Object5" text:anchor-type="as-char" svg:y="-0.172in" svg:width="0.248in" svg:height="0.2083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vector space we have the following matrices:</text:p>
      <text:p text:style-name="P12"/>
      <text:p text:style-name="P13"><draw:frame draw:style-name="fr1" draw:name="Object6" text:anchor-type="as-char" svg:y="-0.8154in" svg:width="2.8917in" svg:height="1.5283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2"/>
      <text:p text:style-name="P15">if<text:span text:style-name="T12"><draw:frame draw:style-name="fr1" draw:name="Object8" text:anchor-type="as-char" svg:y="-0.1484in" svg:width="0.1646in" svg:height="0.1846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2">and</text:span><text:span text:style-name="T12"><draw:frame draw:style-name="fr1" draw:name="Object9" text:anchor-type="as-char" svg:y="-0.1484in" svg:width="0.1673in" svg:height="0.184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2">are two orthonormal vectors, a matrix that rotates the span</text:span><text:span text:style-name="T12"><draw:frame draw:style-name="fr1" draw:name="Object10" text:anchor-type="as-char" svg:y="-0.1484in" svg:width="0.1646in" svg:height="0.184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2">and</text:span><text:span text:style-name="T12"><draw:frame draw:style-name="fr1" draw:name="Object11" text:anchor-type="as-char" svg:y="-0.1484in" svg:width="0.1673in" svg:height="0.184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2">by angle </text:span><text:span text:style-name="T12"><draw:frame draw:style-name="fr1" draw:name="Object12" text:anchor-type="as-char" svg:y="-0.1201in" svg:width="0.1665in" svg:height="0.1307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2">is</text:span></text:p>
      <text:p text:style-name="P12"/>
      <text:p text:style-name="P13"><draw:frame draw:style-name="fr1" draw:name="Object7" text:anchor-type="as-char" svg:y="-0.172in" svg:width="3.6366in" svg:height="0.2201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/>
      <text:p text:style-name="P1"/>
      <text:p text:style-name="P6"><text:a xlink:type="simple" xlink:href="https://en.wikipedia.org/wiki/Combination" text:style-name="Internet_20_link" text:visited-style-name="Visited_20_Internet_20_Link"><text:span text:style-name="T1">https://en.wikipedia.org/wiki/Combination</text:span></text:a></text:p>
      <text:p text:style-name="P1"><draw:frame draw:style-name="fr1" draw:name="Object13" text:anchor-type="as-char" svg:y="-0.2445in" svg:width="3.8756in" svg:height="0.4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3" draw:display-name="Arrowheads 3" svg:viewBox="0 0 1131 902" svg:d="M564 0l-564 902h1131z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21:56:56.262138188</meta:creation-date>
    <dc:date>2016-06-07T17:35:53.062621341</dc:date>
    <meta:editing-duration>PT13H38M20S</meta:editing-duration>
    <meta:editing-cycles>132</meta:editing-cycles>
    <meta:generator>LibreOffice/5.1.2.2$Linux_X86_64 LibreOffice_project/10m0$Build-2</meta:generator>
    <meta:document-statistic meta:table-count="0" meta:image-count="0" meta:object-count="13" meta:page-count="1" meta:paragraph-count="13" meta:word-count="101" meta:character-count="644" meta:non-whitespace-character-count="547"/>
  </office:meta>
</office:document-meta>
</file>

<file path=Object 1/content.xml><?xml version="1.0" encoding="utf-8"?>
<math xmlns="http://www.w3.org/1998/Math/MathML" display="block">
  <semantics>
    <mi>u</mi>
    <annotation encoding="StarMath 5.0">u</annotation>
  </semantics>
</math>
</file>

<file path=Object 10/content.xml><?xml version="1.0" encoding="utf-8"?>
<math xmlns="http://www.w3.org/1998/Math/MathML" display="block">
  <semantics>
    <mi>u</mi>
    <annotation encoding="StarMath 5.0">u</annotation>
  </semantics>
</math>
</file>

<file path=Object 11/content.xml><?xml version="1.0" encoding="utf-8"?>
<math xmlns="http://www.w3.org/1998/Math/MathML" display="block">
  <semantics>
    <mi>v</mi>
    <annotation encoding="StarMath 5.0">v</annotation>
  </semantics>
</math>
</file>

<file path=Object 12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3/content.xml><?xml version="1.0" encoding="utf-8"?>
<math xmlns="http://www.w3.org/1998/Math/MathML" display="block">
  <semantics>
    <mrow>
      <mrow>
        <mrow>
          <mi mathvariant="italic">Combinations</mi>
          <mo stretchy="false">=</mo>
          <mfrac>
            <mrow>
              <mi>n</mi>
              <mi>!</mi>
            </mrow>
            <mrow>
              <mi>k</mi>
              <mi>!</mi>
              <mrow>
                <mo fence="true" stretchy="false">(</mo>
                <mrow>
                  <mrow>
                    <mi>n</mi>
                    <mo stretchy="false">−</mo>
                    <mi>k</mi>
                  </mrow>
                </mrow>
                <mo fence="true" stretchy="false">)</mo>
              </mrow>
              <mi>!</mi>
            </mrow>
          </mfrac>
        </mrow>
        <mi>,</mi>
        <mrow>
          <mi>k</mi>
          <mo stretchy="false">≤</mo>
          <mi>n</mi>
        </mrow>
        <mrow>
          <mi>,</mi>
          <mo stretchy="false">∧</mo>
          <mi mathvariant="italic">it</mi>
        </mrow>
        <mi mathvariant="italic">equals</mi>
      </mrow>
      <mrow>
        <mrow/>
        <mi mathvariant="italic">zero</mi>
        <mi mathvariant="italic">if</mi>
        <mrow>
          <mi>k</mi>
          <mo stretchy="false">&gt;</mo>
          <mi>n</mi>
        </mrow>
      </mrow>
    </mrow>
    <annotation encoding="StarMath 5.0">Combinations = {n!}  over { k!(n-k)!}, k&lt;=n, and it equals to zero if k&gt;n</annotation>
  </semantics>
</math>
</file>

<file path=Object 2/content.xml><?xml version="1.0" encoding="utf-8"?>
<math xmlns="http://www.w3.org/1998/Math/MathML" display="block">
  <semantics>
    <mover accent="true">
      <mi>c</mi>
      <mo stretchy="false">¯</mo>
    </mover>
    <annotation encoding="StarMath 5.0"> bar c</annotation>
  </semantics>
</math>
</file>

<file path=Object 3/content.xml><?xml version="1.0" encoding="utf-8"?>
<math xmlns="http://www.w3.org/1998/Math/MathML" display="block">
  <semantics>
    <mi>R</mi>
    <annotation encoding="StarMath 5.0">R</annotation>
  </semantics>
</math>
</file>

<file path=Object 4/content.xml><?xml version="1.0" encoding="utf-8"?>
<math xmlns="http://www.w3.org/1998/Math/MathML" display="block">
  <semantics>
    <mrow>
      <mi>R</mi>
      <mo stretchy="false">=</mo>
      <mrow>
        <msub>
          <mi>R</mi>
          <mn>1</mn>
        </msub>
        <mo stretchy="false">⋅</mo>
        <msub>
          <mi>R</mi>
          <mn>2</mn>
        </msub>
        <mo stretchy="false">⋅</mo>
        <msub>
          <mi>R</mi>
          <mn>3</mn>
        </msub>
        <mo stretchy="false">⋅</mo>
        <mn>...</mn>
        <mo stretchy="false">⋅</mo>
        <msub>
          <mi>R</mi>
          <mi>n</mi>
        </msub>
      </mrow>
    </mrow>
    <annotation encoding="StarMath 5.0">R=R_1 cdot R_2 cdot R_3 cdot ... cdot R_n</annotation>
  </semantics>
</math>
</file>

<file path=Object 5/content.xml><?xml version="1.0" encoding="utf-8"?>
<math xmlns="http://www.w3.org/1998/Math/MathML" display="block">
  <semantics>
    <mrow>
      <msub>
        <mi>R</mi>
        <mn>1,</mn>
      </msub>
      <msub>
        <mi>R</mi>
        <mn>2,</mn>
      </msub>
      <msub>
        <mi>R</mi>
        <mn>3,</mn>
      </msub>
      <mn>...</mn>
      <mi>,</mi>
      <msub>
        <mi>R</mi>
        <mi>n</mi>
      </msub>
    </mrow>
    <annotation encoding="StarMath 5.0">R_1, R_2, R_3, ... , R_n</annotation>
  </semantics>
</math>
</file>

<file path=Object 6/content.xml><?xml version="1.0" encoding="utf-8"?>
<math xmlns="http://www.w3.org/1998/Math/MathML" display="block">
  <semantics>
    <msup>
      <mi>R</mi>
      <mi>n</mi>
    </msup>
    <annotation encoding="StarMath 5.0">R^n</annotation>
  </semantics>
</math>
</file>

<file path=Object 7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true">(</mo>
        <mrow>
          <mtable>
            <mtr>
              <mtd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td>
              <mtd>
                <mrow>
                  <mrow>
                    <mo stretchy="false">−</mo>
                    <mi>sin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row>
                  <mi>si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td>
              <mtd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o stretchy="false">⋯</mo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⋯</mo>
              </mtd>
              <mtd>
                <mo stretchy="false">⋮</mo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1</mn>
              </mtd>
            </mtr>
          </mtable>
        </mrow>
        <mo fence="true" stretchy="true">)</mo>
      </mrow>
    </mrow>
    <annotation encoding="StarMath 5.0">R_1 =  left ( matrix{ 

cos(%theta) # -sin(%theta) # 0 # 0 # 0 # dotsaxis #0 ## 
sin(%theta) # cos(%theta) # 0 # 0 # 0 # dotsaxis   #0  ##
0 # 0 # 1 # 0 # 0 # dotsaxis #0 ##
0 # 0 # 0 # 1 # 0 # dotsaxis #0 ##
0 # 0 # 0 # 0 # 1 # dotsaxis #0 ##
dotsvert  # dotsvert # dotsvert # dotsvert # dotsvert # dotsaxis # dotsvert ##
0 # 0 # 0 # 0 # 0 # dotsaxis #1 

} right )  </annotation>
  </semantics>
</math>
</file>

<file path=Object 8/content.xml><?xml version="1.0" encoding="utf-8"?>
<math xmlns="http://www.w3.org/1998/Math/MathML" display="block">
  <semantics>
    <mrow>
      <mrow>
        <mi>A</mi>
        <mo stretchy="false">=</mo>
        <mrow>
          <mi>I</mi>
          <mo stretchy="false">+</mo>
          <mi>sin</mi>
        </mrow>
      </mrow>
      <mrow>
        <mrow>
          <mrow>
            <mo fence="true" stretchy="false">(</mo>
            <mrow>
              <mi mathvariant="normal">θ</mi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i>v</mi>
                  <mo stretchy="false">⋅</mo>
                  <msup>
                    <mi>u</mi>
                    <mi>T</mi>
                  </msup>
                </mrow>
                <mo stretchy="false">−</mo>
                <mrow>
                  <mi>u</mi>
                  <mo stretchy="false">⋅</mo>
                  <msup>
                    <mi>v</mi>
                    <mi>T</mi>
                  </msup>
                </mrow>
              </mrow>
            </mrow>
            <mo fence="true" stretchy="false">)</mo>
          </mrow>
        </mrow>
        <mo stretchy="false">+</mo>
        <mrow>
          <mrow>
            <mo fence="true" stretchy="false">(</mo>
            <mrow>
              <mrow>
                <mi>cos</mi>
                <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i>u</mi>
                  <mo stretchy="false">⋅</mo>
                  <msup>
                    <mi>u</mi>
                    <mi>T</mi>
                  </msup>
                </mrow>
                <mo stretchy="false">+</mo>
                <mrow>
                  <mi>v</mi>
                  <mo stretchy="false">⋅</mo>
                  <msup>
                    <mi>v</mi>
                    <mi>T</mi>
                  </msup>
                </mrow>
              </mrow>
            </mrow>
            <mo fence="true" stretchy="false">)</mo>
          </mrow>
        </mrow>
      </mrow>
    </mrow>
    <annotation encoding="StarMath 5.0">A=I+sin(%theta) cdot (v cdot u^T - u cdot v^T) + ( cos(%theta) -1 ) 
cdot (u cdot u^T + v cdot v^T)</annotation>
  </semantics>
</math>
</file>

<file path=Object 9/content.xml><?xml version="1.0" encoding="utf-8"?>
<math xmlns="http://www.w3.org/1998/Math/MathML" display="block">
  <semantics>
    <mi>v</mi>
    <annotation encoding="StarMath 5.0">v</annotation>
  </semantics>
</math>
</file>